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9cm">
          <draw:text-box>
            <text:p><text:span text:style-name="T1">i</text:span></text:p>
          </draw:text-box>
        </draw:frame>
        <draw:frame draw:style-name="gr3" draw:text-style-name="P2" draw:layer="layout" svg:width="14.806cm" svg:height="8.328cm" svg:x="-0.006cm" svg:y="1.1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11-03T18:00:02.945242447</dc:date>
    <meta:editing-duration>PT2M56S</meta:editing-duration>
    <meta:editing-cycles>19</meta:editing-cycles>
    <meta:generator>LibreOffice/6.4.6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07cm" svg:height="8.329cm" xlink:href="." xlink:type="simple" chart:class="chart:scatter" chart:style-name="ch1">
        <chart:plot-area chart:style-name="ch2" chart:data-source-has-labels="both" svg:x="0.296cm" svg:y="0.166cm" svg:width="14.215cm" svg:height="7.997cm">
          <chartooo:coordinate-region svg:x="0.838cm" svg:y="0.366cm" svg:width="13.579cm" svg:height="7.598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